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a1e" officeooo:paragraph-rsid="00154a1e"/>
    </style:style>
    <style:style style:name="P2" style:family="paragraph" style:parent-style-name="Standard" style:list-style-name="L2">
      <style:text-properties officeooo:rsid="0016c48d" officeooo:paragraph-rsid="0016c48d"/>
    </style:style>
    <style:style style:name="P3" style:family="paragraph" style:parent-style-name="Standard" style:list-style-name="L2">
      <style:text-properties officeooo:rsid="001736a0" officeooo:paragraph-rsid="001736a0"/>
    </style:style>
    <style:style style:name="P4" style:family="paragraph" style:parent-style-name="Standard" style:list-style-name="L2">
      <style:text-properties officeooo:rsid="001825a7" officeooo:paragraph-rsid="001825a7"/>
    </style:style>
    <style:style style:name="P5" style:family="paragraph" style:parent-style-name="Standard" style:list-style-name="L2">
      <style:text-properties officeooo:rsid="0018bc80" officeooo:paragraph-rsid="0018bc80"/>
    </style:style>
    <style:style style:name="P6" style:family="paragraph" style:parent-style-name="Standard" style:list-style-name="L2">
      <style:text-properties officeooo:rsid="00190852" officeooo:paragraph-rsid="00190852"/>
    </style:style>
    <style:style style:name="P7" style:family="paragraph" style:parent-style-name="Standard" style:list-style-name="L2">
      <style:text-properties officeooo:rsid="0019bd25" officeooo:paragraph-rsid="0019bd25"/>
    </style:style>
    <style:style style:name="T1" style:family="text">
      <style:text-properties officeooo:rsid="00179a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 of networking</text:p>
      <text:p text:style-name="P1">-Access networks</text:p>
      <text:p text:style-name="P1">-Physical Media</text:p>
      <text:p text:style-name="P1"/>
      <text:list xml:id="list5631182874066615041" text:style-name="L2">
        <text:list-item>
          <text:p text:style-name="P2">Multiple devices managed by router</text:p>
          <text:list>
            <text:list-item>
              <text:p text:style-name="P2">Connected to ISP via modem</text:p>
            </text:list-item>
          </text:list>
        </text:list-item>
        <text:list-item>
          <text:p text:style-name="P2">Devices</text:p>
          <text:list>
            <text:list-item>
              <text:p text:style-name="P2">Cabled device</text:p>
            </text:list-item>
            <text:list-item>
              <text:p text:style-name="P2">Wireless router</text:p>
            </text:list-item>
            <text:list-item>
              <text:p text:style-name="P2">Router and wirelss access often in one device</text:p>
            </text:list-item>
          </text:list>
        </text:list-item>
        <text:list-item>
          <text:p text:style-name="P2">Local area networks</text:p>
          <text:list>
            <text:list-item>
              <text:p text:style-name="P2">Usually with multiple users, webservers, switches, routers, etc</text:p>
            </text:list-item>
          </text:list>
        </text:list-item>
        <text:list-item>
          <text:p text:style-name="P2">Wireless</text:p>
          <text:list>
            <text:list-item>
              <text:p text:style-name="P2">Shared wirelss access networks connect end system to router via base station</text:p>
            </text:list-item>
          </text:list>
        </text:list-item>
        <text:list-item>
          <text:p text:style-name="P3">Physical media</text:p>
          <text:list>
            <text:list-item>
              <text:p text:style-name="P3">Provide required links between sender and receiver</text:p>
            </text:list-item>
            <text:list-item>
              <text:p text:style-name="P3">Propgates bits between sender/receiver pairs</text:p>
            </text:list-item>
          </text:list>
        </text:list-item>
        <text:list-item>
          <text:p text:style-name="P3">Two type of physical media</text:p>
          <text:list>
            <text:list-item>
              <text:p text:style-name="P3">Guided media – signals propagate in solid media (touch and see)</text:p>
            </text:list-item>
            <text:list-item>
              <text:p text:style-name="P3">Unguided – propagate freely (wireless)</text:p>
            </text:list-item>
          </text:list>
        </text:list-item>
        <text:list-item>
          <text:p text:style-name="P3">Guided media</text:p>
          <text:list>
            <text:list-item>
              <text:p text:style-name="P3">Copper wires</text:p>
              <text:list>
                <text:list-item>
                  <text:p text:style-name="P3">Cat 3 – 10Mbps</text:p>
                </text:list-item>
                <text:list-item>
                  <text:p text:style-name="P3">Cat 5 – 100Mbps, 1Gbps Ethernet</text:p>
                </text:list-item>
                <text:list-item>
                  <text:p text:style-name="P3">Cat 6 – 1Gbps, 10Gbps Ethernet</text:p>
                </text:list-item>
                <text:list-item>
                  <text:p text:style-name="P3">Standard sets of connections</text:p>
                </text:list-item>
                <text:list-item>
                  <text:p text:style-name="P3">Connecting computers directly changes the wiring configuration <text:span text:style-name="T1">(RJ-45)</text:span></text:p>
                </text:list-item>
              </text:list>
            </text:list-item>
            <text:list-item>
              <text:p text:style-name="P4">Coaxial cable</text:p>
              <text:list>
                <text:list-item>
                  <text:p text:style-name="P4">Used for main connections</text:p>
                </text:list-item>
                <text:list-item>
                  <text:p text:style-name="P4">Faster than twisted pair</text:p>
                </text:list-item>
                <text:list-item>
                  <text:p text:style-name="P5">Baseband</text:p>
                  <text:list>
                    <text:list-item>
                      <text:p text:style-name="P5">Single channel on cable</text:p>
                    </text:list-item>
                    <text:list-item>
                      <text:p text:style-name="P5">Legacy ethernet</text:p>
                    </text:list-item>
                  </text:list>
                </text:list-item>
                <text:list-item>
                  <text:p text:style-name="P5">Broadband</text:p>
                  <text:list>
                    <text:list-item>
                      <text:p text:style-name="P5">Multiple channels</text:p>
                    </text:list-item>
                    <text:list-item>
                      <text:p text:style-name="P6">Uses larger part of wave spectrum</text:p>
                    </text:list-item>
                    <text:list-item>
                      <text:p text:style-name="P6">Frequency division multiplexing</text:p>
                      <text:list>
                        <text:list-item>
                          <text:p text:style-name="P6">Must be separated</text:p>
                        </text:list-item>
                        <text:list-item>
                          <text:p text:style-name="P6">Receiver can “tune” into specific frequency</text:p>
                        </text:list-item>
                        <text:list-item>
                          <text:p text:style-name="P6">Multiple channels</text:p>
                        </text:list-item>
                      </text:list>
                    </text:list-item>
                  </text:list>
                </text:list-item>
                <text:list-item>
                  <text:p text:style-name="P6">Usually less interference</text:p>
                </text:list-item>
              </text:list>
            </text:list-item>
            <text:list-item>
              <text:p text:style-name="P7">Fiber optic cable</text:p>
              <text:list>
                <text:list-item>
                  <text:p text:style-name="P7">Glass fiber carrying light pulses, each pulse represents one bit</text:p>
                </text:list-item>
                <text:list-item>
                  <text:p text:style-name="P7">High speed</text:p>
                </text:list-item>
                <text:list-item>
                  <text:p text:style-name="P7">Does not use frequency division multiplexing</text:p>
                </text:list-item>
                <text:list-item>
                  <text:p text:style-name="P7"><text:soft-page-break/>Channels are colors (specific wavelengths), demultiplexer is similar to a prism</text:p>
                </text:list-item>
              </text:list>
            </text:list-item>
          </text:list>
        </text:list-item>
        <text:list-item>
          <text:p text:style-name="P7">Unguided media</text:p>
          <text:list>
            <text:list-item>
              <text:p text:style-name="P7">Wireless radio</text:p>
              <text:list>
                <text:list-item>
                  <text:p text:style-name="P7">Signal carried in electromagnetic specturm</text:p>
                  <text:list>
                    <text:list-item>
                      <text:p text:style-name="P7">In the air</text:p>
                    </text:list-item>
                  </text:list>
                </text:list-item>
                <text:list-item>
                  <text:p text:style-name="P7">No physical wire</text:p>
                </text:list-item>
                <text:list-item>
                  <text:p text:style-name="P7">Effects of propagation environment</text:p>
                  <text:list>
                    <text:list-item>
                      <text:p text:style-name="P7">Reflection</text:p>
                    </text:list-item>
                  </text:list>
                </text:list-item>
                <text:list-item>
                  <text:p text:style-name="P7">Radio link types</text:p>
                </text:list-item>
                <text:list-item>
                  <text:p text:style-name="P7">Terrestrial microwave</text:p>
                </text:list-item>
                <text:list-item>
                  <text:p text:style-name="P7">LAN</text:p>
                  <text:list>
                    <text:list-item>
                      <text:p text:style-name="P7">11Mbps, 54Mbps</text:p>
                    </text:list-item>
                  </text:list>
                </text:list-item>
                <text:list-item>
                  <text:p text:style-name="P7">Wide-area (cellular)</text:p>
                </text:list-item>
                <text:list-item>
                  <text:p text:style-name="P7">Satellite</text:p>
                </text:list-item>
                <text:list-item>
                  <text:p text:style-name="P7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5:37:53.029000000</meta:creation-date>
    <dc:date>2014-04-07T16:11:05.147000000</dc:date>
    <meta:editing-duration>PT29M18S</meta:editing-duration>
    <meta:editing-cycles>9</meta:editing-cycles>
    <meta:generator>LibreOffice/4.2.0.4$Windows_x86 LibreOffice_project/05dceb5d363845f2cf968344d7adab8dcfb2ba71</meta:generator>
    <meta:document-statistic meta:table-count="0" meta:image-count="0" meta:object-count="0" meta:page-count="2" meta:paragraph-count="59" meta:word-count="278" meta:character-count="1584" meta:non-whitespace-character-count="1415"/>
  </office:meta>
</office:document-meta>
</file>